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11968" officeooo:paragraph-rsid="00111968"/>
    </style:style>
    <style:style style:name="P2" style:family="paragraph" style:parent-style-name="Standard">
      <style:paragraph-properties fo:line-height="115%" fo:text-align="center" style:justify-single-word="false"/>
      <style:text-properties fo:font-weight="bold" officeooo:rsid="00111968" officeooo:paragraph-rsid="00111968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weight="bold" officeooo:rsid="00111968" officeooo:paragraph-rsid="00111968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weight="bold" officeooo:rsid="0014f1cf" officeooo:paragraph-rsid="0014f1cf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officeooo:rsid="0014f1cf" officeooo:paragraph-rsid="0014f1c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76a99" officeooo:paragraph-rsid="00176a99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weight="bold" officeooo:rsid="001313ea" officeooo:paragraph-rsid="001313ea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weight="normal" officeooo:rsid="00111968" officeooo:paragraph-rsid="00111968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weight="normal" officeooo:rsid="00111968" officeooo:paragraph-rsid="001313e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13ea" officeooo:paragraph-rsid="001313ea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weight="normal" officeooo:rsid="001313ea" officeooo:paragraph-rsid="001313ea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weight="normal" officeooo:rsid="001313ea" officeooo:paragraph-rsid="0019055e" style:font-weight-asian="normal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weight="normal" officeooo:rsid="0014f1cf" officeooo:paragraph-rsid="0014f1cf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weight="normal" officeooo:rsid="00160e5b" officeooo:paragraph-rsid="00160e5b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weight="normal" officeooo:rsid="00160e5b" officeooo:paragraph-rsid="00160e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2182" officeooo:paragraph-rsid="00162182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weight="normal" officeooo:rsid="00162182" officeooo:paragraph-rsid="00162182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76a99" officeooo:paragraph-rsid="00176a99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fo:font-weight="normal" officeooo:rsid="00176a99" officeooo:paragraph-rsid="00176a99" style:font-weight-asian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bold" officeooo:rsid="0014f1cf" officeooo:paragraph-rsid="0014f1cf" style:font-size-asian="14pt" style:font-weight-asian="bold" style:font-size-complex="14pt" style:font-weight-complex="bold"/>
    </style:style>
    <style:style style:name="T1" style:family="text">
      <style:text-properties officeooo:rsid="001313ea"/>
    </style:style>
    <style:style style:name="T2" style:family="text">
      <style:text-properties officeooo:rsid="0014f1cf"/>
    </style:style>
    <style:style style:name="T3" style:family="text">
      <style:text-properties style:text-position="super 58%"/>
    </style:style>
    <style:style style:name="T4" style:family="text">
      <style:text-properties officeooo:rsid="00162182"/>
    </style:style>
    <style:style style:name="T5" style:family="text">
      <style:text-properties officeooo:rsid="00176a99"/>
    </style:style>
    <style:style style:name="T6" style:family="text">
      <style:text-properties officeooo:rsid="0019055e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CHAEL ORINA</text:p>
      <text:p text:style-name="P6">SCII/00825/2019</text:p>
      <text:p text:style-name="P6">ESTIMATION AND TENDERING ASSIGNMENT 1</text:p>
      <text:p text:style-name="P6"/>
      <text:p text:style-name="P6">TENANCY FORM CONTRACT.</text:p>
      <text:p text:style-name="P6"/>
      <text:p text:style-name="P1"/>
      <text:p text:style-name="P1"><text:span text:style-name="T7">1. PROPERTY DETAILS</text:span><text:tab/><text:tab/>ZIMMERMAN MIREMA</text:p>
      <text:p text:style-name="P1"/>
      <text:p text:style-name="P2">TENANCY DETAILS FORM</text:p>
      <text:p text:style-name="P3">2. TENANT DETAIL<text:span text:style-name="T5">S</text:span></text:p>
      <text:p text:style-name="P8"/>
      <text:p text:style-name="P3">A. PERSONAL INFORMATION</text:p>
      <text:p text:style-name="P3"/>
      <text:p text:style-name="P9">Title:<text:tab/><text:tab/><text:span text:style-name="T1">Mr ____<text:tab/>Mrs ___<text:tab/>Miss ___<text:tab/>Other(Specify) ________</text:span></text:p>
      <text:p text:style-name="P9"><text:span text:style-name="T1">Surname:<text:tab/>__________________________</text:span></text:p>
      <text:p text:style-name="P11">First Name:<text:tab/>__________________________</text:p>
      <text:p text:style-name="P11">Middle Name: __________________________</text:p>
      <text:p text:style-name="P11">Date of Birth: <text:s/>_________________<text:tab/><text:tab/>Gender: <text:s/><text:tab/>Male: __<text:tab/>Female: __</text:p>
      <text:p text:style-name="P11">ID No/Passport No: ________________</text:p>
      <text:p text:style-name="P11">Occupation: ________________<text:tab/><text:tab/>Number of persons to be residing in the house: ___</text:p>
      <text:p text:style-name="P10"/>
      <text:p text:style-name="P7">B. CONTACT DETAILS</text:p>
      <text:p text:style-name="P7"/>
      <text:p text:style-name="P11">Country of Residence<text:tab/>: ________________<text:tab/><text:tab/>Nationality: _________________</text:p>
      <text:p text:style-name="P11">Email: __________________________________________</text:p>
      <text:p text:style-name="P11">Mobile 1: ________________________<text:tab/><text:tab/>Mobile 2: ____________________</text:p>
      <text:p text:style-name="P11">Next of Kin Names: ____________________ Phone No: _______________ Town: _____________</text:p>
      <text:p text:style-name="P11"/>
      <text:p text:style-name="P7">C. EMPLOYMENT INFORMATION</text:p>
      <text:p text:style-name="P7"/>
      <text:p text:style-name="P11">Employment status <text:tab/>Employed: __<text:tab/>Self Employed: __ <text:tab/>Unemployed: __<text:tab/>Student: __</text:p>
      <text:p text:style-name="P11"/>
      <text:p text:style-name="P12"><text:tab/> <text:tab/><text:tab/><text:span text:style-name="T2">Others(Specify): ______________________</text:span></text:p>
      <text:p text:style-name="P12"><text:span text:style-name="T2"><text:tab/></text:span></text:p>
      <text:p text:style-name="P4">If employed please state the information below</text:p>
      <text:p text:style-name="P4"/>
      <text:p text:style-name="P13">Present Occupation: _________________________________________________________</text:p>
      <text:p text:style-name="P13">Employer’s Name: ______________________<text:tab/>Employer’s address: ________________</text:p>
      <text:p text:style-name="P13"/>
      <text:p text:style-name="P13"/>
      <text:p text:style-name="P13">If self employed please state the sector in which you operate: ______________________________</text:p>
      <text:p text:style-name="P13"/>
      <text:p text:style-name="P13"/>
      <text:p text:style-name="P13">Tenant: ________________________ Signature: ________________<text:tab/>Date: ________________<text:tab/><text:tab/></text:p>
      <text:p text:style-name="P13"/>
      <text:p text:style-name="P20"><text:soft-page-break/>TENANCY AGREEMENT BETWEEN (LANDLORD) AND (TENANT)</text:p>
      <text:p text:style-name="P5"/>
      <text:list xml:id="list2021158822" text:style-name="L1">
        <text:list-item>
          <text:p text:style-name="P14">The rental amount is Ksh. 6800 per month paid through paybill number 522522, account number 234567. The rent must be paid by the 5<text:span text:style-name="T3">th</text:span> day of the month. Failure to which attracts a fine of 5 % of the rent increase in the said month.</text:p>
        </text:list-item>
        <text:list-item>
          <text:p text:style-name="P14">A security deposit of the same amount as the rent must be paid before being allowed into the house.</text:p>
        </text:list-item>
        <text:list-item>
          <text:p text:style-name="P19">The Landlord shall take responsibility to ensure the welfare of the tenant is catered to the best of his/her ability.</text:p>
        </text:list-item>
        <text:list-item>
          <text:p text:style-name="P19">An addition of Ksh. 150 should be paid each month for garbage collection purposes.</text:p>
        </text:list-item>
        <text:list-item>
          <text:p text:style-name="P19">This is a legal document and by signing it you agree to terms and conditions and can be used in a court of law.</text:p>
          <text:p text:style-name="P18"/>
        </text:list-item>
      </text:list>
      <text:p text:style-name="P15">The term of this agreement shall commence on: _____ (day)of _____ (month) _____ (year) until _____ (day)of<text:tab/>_____ (month) _____ (year). This lease shall <text:span text:style-name="T4">automatically self extend under the same terms and conditions ans the initial agreement and shall continue in full force and effect from month to month unless and otherwise terminated.</text:span></text:p>
      <text:p text:style-name="P5"/>
      <text:p text:style-name="P17">The parties involved in this agreement involves a company duly incorporated under the laws of Kenya(hereinafter, referred to as the “Landlord”) OF THE FIRST PART</text:p>
      <text:p text:style-name="P17"/>
      <text:p text:style-name="P17">Company Name: _____________________________</text:p>
      <text:p text:style-name="P17">Name: _____________________________________</text:p>
      <text:p text:style-name="P17">Signature: __________________________________</text:p>
      <text:p text:style-name="P17">Date: ______________________________________</text:p>
      <text:p text:style-name="P17"/>
      <text:p text:style-name="P17">And the “Tenant” OF THE SECOND PART</text:p>
      <text:p text:style-name="P17"/>
      <text:p text:style-name="P17">Name: ____________________________________</text:p>
      <text:p text:style-name="P17">Signature: _________________________________</text:p>
      <text:p text:style-name="P17">Date: _____________________________________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26:40.689815871</meta:creation-date>
    <dc:date>2023-04-19T11:03:07.900618915</dc:date>
    <meta:editing-duration>PT21S</meta:editing-duration>
    <meta:editing-cycles>1</meta:editing-cycles>
    <meta:document-statistic meta:table-count="0" meta:image-count="0" meta:object-count="0" meta:page-count="2" meta:paragraph-count="45" meta:word-count="378" meta:character-count="2881" meta:non-whitespace-character-count="2534"/>
    <meta:generator>LibreOffice/7.2.2.2$Linux_X86_64 LibreOffice_project/20$Build-2</meta:generator>
  </office:meta>
</office:document-meta>
</file>